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6pt" fo:language="zxx" fo:country="none" fo:font-weight="bold" officeooo:rsid="001d9fcf" officeooo:paragraph-rsid="001d9fcf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Liberation Mono" fo:language="zxx" fo:country="none" fo:font-weight="bold" officeooo:rsid="001fe0a7" officeooo:paragraph-rsid="001d9fc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iberation Mono" fo:language="zxx" fo:country="none" officeooo:rsid="00207bab" officeooo:paragraph-rsid="001d9fcf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Mono" fo:font-size="14pt" fo:language="zxx" fo:country="none" fo:font-weight="bold" officeooo:rsid="001fe0a7" officeooo:paragraph-rsid="001d9fc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Liberation Mono" fo:font-size="12pt" fo:language="zxx" fo:country="none" fo:font-style="italic" fo:font-weight="normal" officeooo:rsid="001d9fcf" officeooo:paragraph-rsid="001d9fcf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" style:family="paragraph" style:parent-style-name="Standard" style:list-style-name="L1">
      <style:text-properties style:font-name="Liberation Mono" fo:language="zxx" fo:country="none" officeooo:rsid="00207bab" officeooo:paragraph-rsid="001d9fcf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font-name="Liberation Mono" fo:language="zxx" fo:country="none" officeooo:rsid="00207da2" officeooo:paragraph-rsid="001d9fcf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style:font-name="Liberation Mono" fo:language="zxx" fo:country="none" officeooo:rsid="00225945" officeooo:paragraph-rsid="001d9fcf" style:language-asian="zxx" style:country-asian="none" style:language-complex="zxx" style:country-complex="none"/>
    </style:style>
    <style:style style:name="P9" style:family="paragraph" style:parent-style-name="Standard" style:list-style-name="L1">
      <style:text-properties style:font-name="Liberation Mono" fo:language="zxx" fo:country="none" officeooo:rsid="003303c1" officeooo:paragraph-rsid="001d9fcf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style:font-name="Liberation Mono" fo:language="zxx" fo:country="none" officeooo:rsid="00230652" officeooo:paragraph-rsid="001d9fcf" style:language-asian="zxx" style:country-asian="none" style:language-complex="zxx" style:country-complex="none"/>
    </style:style>
    <style:style style:name="P11" style:family="paragraph" style:parent-style-name="Standard" style:list-style-name="L1">
      <style:text-properties style:font-name="Liberation Mono" fo:language="zxx" fo:country="none" officeooo:rsid="002b1cae" officeooo:paragraph-rsid="001d9fcf" style:language-asian="zxx" style:country-asian="none" style:language-complex="zxx" style:country-complex="none"/>
    </style:style>
    <style:style style:name="P12" style:family="paragraph" style:parent-style-name="Standard" style:list-style-name="L2">
      <style:text-properties style:font-name="Liberation Mono" fo:language="zxx" fo:country="none" officeooo:rsid="003450d2" officeooo:paragraph-rsid="001d9fcf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style:font-name="Liberation Mono" fo:language="zxx" fo:country="none" officeooo:rsid="002cc51b" officeooo:paragraph-rsid="002cc51b" style:language-asian="zxx" style:country-asian="none" style:language-complex="zxx" style:country-complex="none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4c1" style:font-weight-asian="bold" style:font-weight-complex="bold"/>
    </style:style>
    <style:style style:name="T4" style:family="text">
      <style:text-properties fo:font-weight="bold" officeooo:rsid="0024a1ee" style:font-weight-asian="bold" style:font-weight-complex="bold"/>
    </style:style>
    <style:style style:name="T5" style:family="text">
      <style:text-properties fo:font-weight="bold" officeooo:rsid="002083f0" style:font-weight-asian="bold" style:font-weight-complex="bold"/>
    </style:style>
    <style:style style:name="T6" style:family="text">
      <style:text-properties fo:font-weight="bold" officeooo:rsid="00253fda" style:font-weight-asian="bold" style:font-weight-complex="bold"/>
    </style:style>
    <style:style style:name="T7" style:family="text">
      <style:text-properties fo:font-weight="bold" officeooo:rsid="0023bdca" style:font-weight-asian="bold" style:font-weight-complex="bold"/>
    </style:style>
    <style:style style:name="T8" style:family="text">
      <style:text-properties fo:font-weight="bold" officeooo:rsid="0025743f" style:font-weight-asian="bold" style:font-weight-complex="bold"/>
    </style:style>
    <style:style style:name="T9" style:family="text">
      <style:text-properties fo:font-weight="bold" officeooo:rsid="0030abde" style:font-weight-asian="bold" style:font-weight-complex="bold"/>
    </style:style>
    <style:style style:name="T10" style:family="text">
      <style:text-properties officeooo:rsid="002574c1"/>
    </style:style>
    <style:style style:name="T11" style:family="text">
      <style:text-properties officeooo:rsid="0029ab65"/>
    </style:style>
    <style:style style:name="T12" style:family="text">
      <style:text-properties officeooo:rsid="0024a1ee"/>
    </style:style>
    <style:style style:name="T13" style:family="text">
      <style:text-properties officeooo:rsid="00253fda"/>
    </style:style>
    <style:style style:name="T14" style:family="text">
      <style:text-properties officeooo:rsid="002d0623"/>
    </style:style>
    <style:style style:name="T15" style:family="text">
      <style:text-properties officeooo:rsid="0025743f"/>
    </style:style>
    <style:style style:name="T16" style:family="text">
      <style:text-properties officeooo:rsid="003a7f55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d9fcf" style:font-size-asian="14pt" style:font-size-complex="14pt"/>
    </style:style>
    <style:style style:name="T19" style:family="text">
      <style:text-properties officeooo:rsid="001f016e"/>
    </style:style>
    <style:style style:name="T20" style:family="text">
      <style:text-properties officeooo:rsid="00256a0d"/>
    </style:style>
    <style:style style:name="T21" style:family="text">
      <style:text-properties officeooo:rsid="00278a2d"/>
    </style:style>
    <style:style style:name="T22" style:family="text">
      <style:text-properties officeooo:rsid="002a6c09"/>
    </style:style>
    <style:style style:name="T23" style:family="text">
      <style:text-properties officeooo:rsid="002b8352"/>
    </style:style>
    <style:style style:name="T24" style:family="text">
      <style:text-properties officeooo:rsid="002c2021"/>
    </style:style>
    <style:style style:name="T25" style:family="text">
      <style:text-properties officeooo:rsid="00301fac"/>
    </style:style>
    <style:style style:name="T26" style:family="text">
      <style:text-properties officeooo:rsid="0030abde"/>
    </style:style>
    <style:style style:name="T27" style:family="text">
      <style:text-properties officeooo:rsid="00326c1b"/>
    </style:style>
    <style:style style:name="T28" style:family="text">
      <style:text-properties officeooo:rsid="0033e73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LLA SPECIFICA</text:p>
      <text:p text:style-name="P5">(Nomenclatura dello schema finale)</text:p>
      <text:p text:style-name="P2"><text:span text:style-name="T17">Sostantiv</text:span><text:span text:style-name="T18">i</text:span><text:span text:style-name="T17">:</text:span></text:p>
      <text:list xml:id="list2459463484" text:style-name="L1">
        <text:list-item>
          <text:p text:style-name="P6">Circuito (<text:span text:style-name="T1">Nome</text:span>, Paese, Lunghezza, #curve)</text:p>
        </text:list-item>
        <text:list-item>
          <text:p text:style-name="P7">Gara (<text:span text:style-name="T2">Nome</text:span>, Data, Durata(ore), Tipo(asciutta-bagnata))</text:p>
        </text:list-item>
        <text:list-item>
          <text:p text:style-name="P8">Vettura (<text:span text:style-name="T9">Numero di </text:span><text:span text:style-name="T3">gara</text:span><text:span text:style-name="T10">, Modello, </text:span><text:span text:style-name="T11">Punti</text:span><text:span text:style-name="T19">(rid.)</text:span><text:span text:style-name="T10">)</text:span></text:p>
        </text:list-item>
        <text:list-item>
          <text:p text:style-name="P8">Componente (<text:span text:style-name="T4">Codice </text:span><text:span text:style-name="T5">Componente</text:span><text:span text:style-name="T12">, Costo)</text:span></text:p>
          <text:list>
            <text:list-item>
              <text:p text:style-name="P9">Telaio (Materiale, Peso)</text:p>
            </text:list-item>
            <text:list-item>
              <text:p text:style-name="P9">Cambio (<text:span text:style-name="T27">M</text:span>arc<text:span text:style-name="T28">ia</text:span>(7-8))</text:p>
            </text:list-item>
            <text:list-item>
              <text:p text:style-name="P9">Motore (Cilindrata, Tipo Motore, #cilindri)</text:p>
            </text:list-item>
          </text:list>
        </text:list-item>
        <text:list-item>
          <text:p text:style-name="P8">Costruttore (<text:span text:style-name="T6">Nome</text:span><text:span text:style-name="T13">, Ragione sociale, Sede, #componenti)</text:span></text:p>
        </text:list-item>
        <text:list-item>
          <text:p text:style-name="P10">Pilota (<text:span text:style-name="T7">Codice pilota, </text:span><text:span text:style-name="T12">Nome, Cognome, Data di nascita, nazionalità)</text:span></text:p>
          <text:list>
            <text:list-item>
              <text:p text:style-name="P11">PRO <text:span text:style-name="T14">(#licenze)</text:span></text:p>
            </text:list-item>
            <text:list-item>
              <text:p text:style-name="P11">AM <text:span text:style-name="T14">(Data </text:span><text:span text:style-name="T20">prima licenza</text:span><text:span text:style-name="T14">)</text:span></text:p>
            </text:list-item>
            <text:list-item>
              <text:p text:style-name="P11">Gentleman Driver <text:span text:style-name="T14">(#finanziamenti, quota)</text:span></text:p>
            </text:list-item>
          </text:list>
        </text:list-item>
        <text:list-item>
          <text:p text:style-name="P10">Scuderia (<text:span text:style-name="T15">#autovetture </text:span><text:span text:style-name="T21">(?)</text:span><text:span text:style-name="T15">, </text:span><text:span text:style-name="T8">Nome</text:span><text:span text:style-name="T15">, Sede, </text:span><text:span text:style-name="T21">#finanziamenti(rid.)</text:span><text:span text:style-name="T15">)</text:span></text:p>
        </text:list-item>
      </text:list>
      <text:p text:style-name="P3"/>
      <text:p text:style-name="P4">Verbo:</text:p>
      <text:list xml:id="list4089965184" text:style-name="L2">
        <text:list-item>
          <text:p text:style-name="P12"><text:span text:style-name="T22">Coinvolto</text:span><text:span text:style-name="T16"> </text:span>[Circuito – Gara]</text:p>
        </text:list-item>
        <text:list-item>
          <text:p text:style-name="P12"><text:span text:style-name="T23">Iscrivere</text:span><text:span text:style-name="T16"> </text:span>[Gara – Vettura] <text:span text:style-name="T24">(Punteggio, Motivo del ritiro</text:span><text:span text:style-name="T25">(opz.)</text:span><text:span text:style-name="T24">)</text:span></text:p>
        </text:list-item>
        <text:list-item>
          <text:p text:style-name="P12"><text:span text:style-name="T24">Guidare</text:span><text:span text:style-name="T16"> </text:span>[Vettura – Pilota]</text:p>
        </text:list-item>
        <text:list-item>
          <text:p text:style-name="P13">Prepara [Vettura – Scuderia]</text:p>
        </text:list-item>
        <text:list-item>
          <text:p text:style-name="P13">Realizzare [Vettura – Componente - Costruttore]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2:42:55.667276328</meta:creation-date>
    <dc:date>2023-11-17T09:41:13.806741125</dc:date>
    <meta:editing-duration>PT32M44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09" meta:character-count="807" meta:non-whitespace-character-count="733"/>
  </office:meta>
</office:document-meta>
</file>